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366cm" svg:height="2.032cm" svg:x="1.508cm" svg:y="8.874cm">
          <text:p text:style-name="P1"><text:span text:style-name="T1">Spécifications</text:span></text:p>
          <text:p text:style-name="P1"><text:span text:style-name="T1">(de l'algorithme, des contrainte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1.143cm" svg:x="4.048cm" svg:y="13.065cm">
          <text:p text:style-name="P1"><text:span text:style-name="T1">développ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937cm" svg:height="1.143cm" svg:x="12.303cm" svg:y="13.065cm">
          <text:p text:style-name="P2"><text:span text:style-name="T1">tests unitair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91cm" svg:y1="10.906cm" svg:x2="6.588cm" svg:y2="13.065cm" draw:start-shape="id1" draw:start-glue-point="2" draw:end-shape="id2" draw:end-glue-point="0" svg:d="M5191 10906v501l1397 1156v502" svg:viewBox="0 0 1398 2160">
          <text:p/>
        </draw:connector>
        <draw:custom-shape draw:style-name="gr1" draw:text-style-name="P1" xml:id="id4" draw:id="id4" draw:layer="layout" svg:width="5.969cm" svg:height="1.778cm" svg:x="13.319cm" svg:y="9.001cm">
          <text:p text:style-name="P2"><text:span text:style-name="T1">validation fonctionnell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1.155cm" svg:x1="6.588cm" svg:y1="14.208cm" svg:x2="14.271cm" svg:y2="14.208cm" draw:start-shape="id2" draw:start-glue-point="2" draw:end-shape="id3" svg:d="M6588 14208c0 2482 7683 2482 7683 0" svg:viewBox="0 0 7684 1863">
          <text:p/>
        </draw:connector>
        <draw:connector draw:style-name="gr3" draw:text-style-name="P2" draw:layer="layout" svg:x1="9.128cm" svg:y1="13.636cm" svg:x2="12.303cm" svg:y2="13.636cm" draw:start-shape="id2" draw:start-glue-point="1" draw:end-shape="id3" draw:end-glue-point="3" svg:d="M9128 13636h3175" svg:viewBox="0 0 3176 1">
          <text:p/>
        </draw:connector>
        <draw:connector draw:style-name="gr3" draw:text-style-name="P2" draw:layer="layout" svg:x1="8.874cm" svg:y1="9.89cm" svg:x2="13.319cm" svg:y2="9.89cm" draw:start-shape="id1" draw:start-glue-point="1" draw:end-shape="id4" draw:end-glue-point="3" svg:d="M8874 9890h4445" svg:viewBox="0 0 4446 1">
          <text:p/>
        </draw:connector>
        <draw:connector draw:style-name="gr2" draw:text-style-name="P2" draw:layer="layout" draw:type="lines" svg:x1="14.271cm" svg:y1="13.065cm" svg:x2="16.303cm" svg:y2="10.779cm" draw:start-shape="id3" draw:start-glue-point="0" draw:end-shape="id4" draw:end-glue-point="2" svg:d="M14271 13065v-502l2032-1283v-501" svg:viewBox="0 0 2033 2287">
          <text:p/>
        </draw:connector>
        <draw:custom-shape draw:style-name="gr1" draw:text-style-name="P3" xml:id="id5" draw:id="id5" draw:layer="layout" svg:width="8.001cm" svg:height="2.286cm" svg:x="11.541cm" svg:y="5.191cm">
          <text:p text:style-name="P2"><text:span text:style-name="T2">évaluation de performanc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6.303cm" svg:y1="9.001cm" svg:x2="15.541cm" svg:y2="7.477cm" draw:start-shape="id4" draw:end-shape="id5" draw:end-glue-point="2" svg:d="M16303 9001v-501l-762-522v-501" svg:viewBox="0 0 763 1525">
          <text:p/>
        </draw:connector>
        <draw:connector draw:style-name="gr2" draw:text-style-name="P2" draw:layer="layout" draw:type="curve" svg:x1="11.541cm" svg:y1="6.334cm" svg:x2="5.191cm" svg:y2="8.874cm" draw:start-shape="id5" draw:start-glue-point="3" draw:end-shape="id1" draw:end-glue-point="0" svg:d="M11541 6334c-4234 0-6350 846-6350 2540" svg:viewBox="0 0 6351 2541">
          <text:p/>
        </draw:connector>
        <draw:custom-shape draw:style-name="gr1" draw:text-style-name="P3" xml:id="id6" draw:id="id6" draw:layer="layout" svg:width="4.699cm" svg:height="1.397cm" svg:x="4.048cm" svg:y="4.048cm">
          <text:p text:style-name="P2"><text:span text:style-name="T2">optimis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059cm" svg:y1="5.241cm" svg:x2="8.59cm" svg:y2="6.501cm" draw:start-shape="id6" draw:start-glue-point="9" svg:d="M8059 5241l531 1260" svg:viewBox="0 0 532 12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8T15:21:12.900664004</meta:creation-date>
    <dc:date>2014-09-08T15:35:57.578215143</dc:date>
    <meta:editing-duration>PT4M53S</meta:editing-duration>
    <meta:editing-cycles>2</meta:editing-cycles>
    <meta:generator>LibreOffice/4.2.3.3$Linux_X86_64 LibreOffice_project/420m0$Build-3</meta:generator>
    <meta:document-statistic meta:object-count="14"/>
  </office:meta>
</office:document-meta>
</file>